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0000000200B4FBE6B4EF653939.png" manifest:media-type="image/png"/>
  <manifest:file-entry manifest:full-path="Pictures/100002010000003000000030126B7E3379DF6B3A.png" manifest:media-type="image/png"/>
  <manifest:file-entry manifest:full-path="Pictures/100002010000003000000030719AE8AF78125F1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1.45cm" fo:min-width="27.2cm"/>
    </style:style>
    <style:style style:name="gr2" style:family="graphic" style:parent-style-name="objectwithoutfill">
      <style:graphic-properties draw:stroke="dash" draw:stroke-dash="Dashed_20__28_var_29_" svg:stroke-width="0.1cm" svg:stroke-color="#ff66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Dashed_20__28_var_29_" svg:stroke-width="0.1cm" svg:stroke-color="#ff6600" draw:marker-start-width="0.35cm" draw:marker-end-width="0.35cm" draw:fill="none" draw:fill-color="#6699cc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3.788cm" fo:min-width="1.68cm"/>
    </style:style>
    <style:style style:name="gr5" style:family="graphic" style:parent-style-name="standard">
      <style:graphic-properties draw:fill="solid" draw:fill-color="#666699" draw:textarea-horizontal-align="justify" draw:textarea-vertical-align="middle" draw:auto-grow-height="false" fo:min-height="2.415cm" fo:min-width="1.034cm"/>
    </style:style>
    <style:style style:name="gr6" style:family="graphic" style:parent-style-name="standard">
      <style:graphic-properties draw:fill="solid" draw:fill-color="#666666" draw:textarea-horizontal-align="justify" draw:textarea-vertical-align="middle" draw:auto-grow-height="false" fo:min-height="0.315cm" fo:min-width="1.115cm"/>
    </style:style>
    <style:style style:name="gr7" style:family="graphic" style:parent-style-name="objectwithoutfill">
      <style:graphic-properties draw:stroke="solid" draw:stroke-dash="Dashed_20__28_var_29_" svg:stroke-width="0.1cm" svg:stroke-color="#ff6600" draw:marker-start-width="0.35cm" draw:marker-end-width="0.35cm" draw:fill="none" draw:fill-color="#6699cc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draw:stroke-dash="Dashed_20__28_var_29_" svg:stroke-width="0.1cm" svg:stroke-color="#996666" draw:marker-start-width="0.35cm" draw:marker-end-width="0.35cm" draw:fill="none" draw:fill-color="#996666" fo:min-height="1.423cm" fo:padding-top="0.175cm" fo:padding-bottom="0.175cm" fo:padding-left="0.3cm" fo:padding-right="0.3cm"/>
    </style:style>
    <style:style style:name="gr9" style:family="graphic" style:parent-style-name="standard">
      <style:graphic-properties draw:stroke="solid" draw:stroke-dash="Dashed_20__28_var_29_" svg:stroke-width="0.1cm" svg:stroke-color="#996666" draw:marker-start-width="0.35cm" draw:marker-end-width="0.35cm" draw:fill="none" draw:fill-color="#996666" fo:min-height="1.45cm" fo:padding-top="0.175cm" fo:padding-bottom="0.175cm" fo:padding-left="0.3cm" fo:padding-right="0.3cm"/>
    </style:style>
    <style:style style:name="gr10" style:family="graphic" style:parent-style-name="standard">
      <style:graphic-properties draw:stroke="solid" draw:stroke-dash="Dashed_20__28_var_29_" svg:stroke-width="0.1cm" svg:stroke-color="#996666" draw:marker-start-width="0.35cm" draw:marker-end-width="0.35cm" draw:fill="none" draw:fill-color="#996666" fo:min-height="2.134cm" fo:padding-top="0.175cm" fo:padding-bottom="0.175cm" fo:padding-left="0.3cm" fo:padding-right="0.3cm"/>
    </style:style>
    <style:style style:name="gr11" style:family="graphic" style:parent-style-name="standard">
      <style:graphic-properties draw:stroke="none" draw:stroke-dash="Dashed_20__28_var_29_" svg:stroke-width="0.1cm" svg:stroke-color="#ff6600" draw:marker-start-width="0.35cm" draw:marker-end-width="0.35cm" draw:fill="none" draw:fill-color="#ffffff" fo:min-height="0.9cm" fo:padding-top="0.175cm" fo:padding-bottom="0.175cm" fo:padding-left="0.3cm" fo:padding-right="0.3cm"/>
    </style:style>
    <style:style style:name="gr12" style:family="graphic" style:parent-style-name="standard">
      <style:graphic-properties draw:stroke="none" draw:stroke-dash="Dashed_20__28_var_29_" svg:stroke-width="0.1cm" svg:stroke-color="#000000" draw:marker-start-width="0.35cm" draw:marker-end-width="0.35cm" draw:fill="none" draw:fill-color="#ffffff" fo:min-height="1cm" fo:padding-top="0.175cm" fo:padding-bottom="0.175cm" fo:padding-left="0.3cm" fo:padding-right="0.3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fill="solid" draw:fill-color="#000000" draw:textarea-horizontal-align="justify" draw:textarea-vertical-align="middle" draw:auto-grow-height="false" fo:min-height="0.457cm" fo:min-width="0.313cm"/>
    </style:style>
    <style:style style:name="gr15" style:family="graphic" style:parent-style-name="standard">
      <style:graphic-properties svg:stroke-color="#336633" draw:fill="solid" draw:fill-color="#336633" draw:textarea-vertical-align="middle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207cm" fo:min-width="0.91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247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6699cc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666699"/>
      <style:paragraph-properties fo:text-align="center"/>
    </style:style>
    <style:style style:name="P6" style:family="paragraph">
      <loext:graphic-properties draw:fill="solid" draw:fill-color="#666666"/>
      <style:paragraph-properties fo:text-align="center"/>
    </style:style>
    <style:style style:name="P7" style:family="paragraph">
      <loext:graphic-properties draw:fill="none" draw:fill-color="#996666"/>
      <style:text-properties fo:color="#996666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996666"/>
      <style:paragraph-properties fo:text-align="center"/>
      <style:text-properties fo:color="#996666"/>
    </style:style>
    <style:style style:name="P10" style:family="paragraph">
      <loext:graphic-properties draw:fill="none" draw:fill-color="#ffffff"/>
      <style:text-properties fo:color="#ff6600"/>
    </style:style>
    <style:style style:name="P11" style:family="paragraph">
      <loext:graphic-properties draw:fill="solid" draw:fill-color="#336633"/>
      <style:paragraph-properties fo:text-align="center"/>
    </style:style>
    <style:style style:name="T1" style:family="text">
      <style:text-properties fo:color="#996666"/>
    </style:style>
    <style:style style:name="T2" style:family="text">
      <style:text-properties fo:color="#ff6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11.7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8cm" svg:y1="7.2cm" svg:x2="10.2cm" svg:y2="8.7cm">
          <text:p/>
        </draw:line>
        <draw:line draw:style-name="gr3" draw:text-style-name="P3" draw:layer="layout" svg:x1="12.4cm" svg:y1="10.2cm" svg:x2="25.4cm" svg:y2="11.4cm">
          <text:p/>
        </draw:line>
        <draw:g>
          <draw:custom-shape draw:style-name="gr4" draw:text-style-name="P4" draw:layer="layout" svg:width="2.18cm" svg:height="4.038cm" svg:x="21.12cm" svg:y="5.86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534cm" svg:height="2.665cm" svg:x="21.443cm" svg:y="6.18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615cm" svg:height="0.565cm" svg:x="21.443cm" svg:y="9.092cm">
            <text:p/>
            <draw:enhanced-geometry svg:viewBox="0 0 21600 21600" draw:type="rectangle" draw:enhanced-path="M 0 0 L 21600 0 21600 21600 0 21600 0 0 Z N"/>
          </draw:custom-shape>
        </draw:g>
        <draw:line draw:style-name="gr7" draw:text-style-name="P3" draw:layer="layout" svg:x1="21cm" svg:y1="8.9cm" svg:x2="12.4cm" svg:y2="9.7cm">
          <text:p/>
        </draw:line>
        <draw:frame draw:style-name="gr8" draw:text-style-name="P7" draw:layer="layout" svg:width="2.6cm" svg:height="1.773cm" svg:x="3.609cm" svg:y="4.656cm">
          <draw:text-box>
            <text:p><text:span text:style-name="T1">Smart Watch</text:span></text:p>
          </draw:text-box>
        </draw:frame>
        <draw:frame draw:style-name="gr9" draw:text-style-name="P9" draw:layer="layout" svg:width="5.2cm" svg:height="1.8cm" svg:x="8.9cm" svg:y="4.8cm">
          <draw:text-box>
            <text:p text:style-name="P8"><text:span text:style-name="T1">OpenSeizure</text:span><text:span text:style-name="T1"><text:line-break/></text:span><text:span text:style-name="T1">Detector App</text:span></text:p>
          </draw:text-box>
        </draw:frame>
        <draw:frame draw:style-name="gr10" draw:text-style-name="P7" draw:layer="layout" svg:width="4.5cm" svg:height="2.484cm" svg:x="24.1cm" svg:y="5.57cm">
          <draw:text-box>
            <text:p><text:span text:style-name="T1">OpenSeizure</text:span><text:span text:style-name="T1"><text:line-break/></text:span><text:span text:style-name="T1">Detector App</text:span></text:p>
          </draw:text-box>
        </draw:frame>
        <draw:frame draw:style-name="gr11" draw:text-style-name="P10" draw:layer="layout" svg:width="3.6cm" svg:height="1.25cm" draw:transform="rotate (-0.417657290002243) translate (6.651cm 7.185cm)">
          <draw:text-box>
            <text:p><text:span text:style-name="T2">Bluetooth</text:span></text:p>
          </draw:text-box>
        </draw:frame>
        <draw:frame draw:style-name="gr12" draw:text-style-name="P10" draw:layer="layout" svg:width="2.1cm" svg:height="1.35cm" svg:x="19.1cm" svg:y="10.85cm">
          <draw:text-box>
            <text:p><text:span text:style-name="T2">WIFI</text:span></text:p>
          </draw:text-box>
        </draw:frame>
        <draw:frame draw:style-name="gr8" draw:text-style-name="P7" draw:layer="layout" svg:width="3.3cm" svg:height="1.773cm" svg:x="20.6cm" svg:y="4.027cm">
          <draw:text-box>
            <text:p><text:span text:style-name="T1">Ot</text:span><text:span text:style-name="T1">he</text:span><text:span text:style-name="T1">r </text:span><text:span text:style-name="T1">P</text:span><text:span text:style-name="T1">ho</text:span><text:span text:style-name="T1">ne</text:span><text:span text:style-name="T1">(s)</text:span></text:p>
          </draw:text-box>
        </draw:frame>
        <draw:frame draw:style-name="gr12" draw:text-style-name="P10" draw:layer="layout" svg:width="2.1cm" svg:height="1.35cm" svg:x="17.452cm" svg:y="8.143cm">
          <draw:text-box>
            <text:p><text:span text:style-name="T2">SMS</text:span></text:p>
          </draw:text-box>
        </draw:frame>
        <draw:line draw:style-name="gr13" draw:text-style-name="P2" draw:layer="layout" svg:x1="2.011cm" svg:y1="7.856cm" svg:x2="3.484cm" svg:y2="9.27cm">
          <text:p/>
        </draw:line>
        <draw:line draw:style-name="gr13" draw:text-style-name="P2" draw:layer="layout" svg:x1="2.659cm" svg:y1="7.149cm" svg:x2="3.543cm" svg:y2="7.974cm">
          <text:p/>
        </draw:line>
        <draw:path draw:style-name="gr13" draw:text-style-name="P2" draw:layer="layout" svg:width="0.709cm" svg:height="1.166cm" draw:transform="skewX (-0.0019198621771937) rotate (-0.785921762173048) translate (4.30791556976533cm 8.44020942687131cm)" svg:viewBox="0 0 710 1167" svg:d="M0 1167c583 0 627-1125 627-1125l-42-42 125 42">
          <text:p/>
        </draw:path>
        <draw:line draw:style-name="gr13" draw:text-style-name="P2" draw:layer="layout" svg:x1="4.617cm" svg:y1="9.021cm" svg:x2="6.548cm" svg:y2="7.149cm">
          <text:p/>
        </draw:line>
        <draw:path draw:style-name="gr13" draw:text-style-name="P2" draw:layer="layout" svg:width="1.297cm" svg:height="2.622cm" draw:transform="rotate (-0.674744288821009) translate (5.18125169127553cm 5.92626296996251cm)" svg:viewBox="0 0 1298 2623" svg:d="M0 2623c377 0 423-414 423-414l875-2209">
          <text:p/>
        </draw:path>
        <draw:custom-shape draw:style-name="gr14" draw:text-style-name="P4" draw:layer="layout" svg:width="0.813cm" svg:height="0.707cm" draw:transform="rotate (-0.809309174149771) translate (6.471cm 6.2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5" draw:text-style-name="P11" draw:layer="layout" svg:width="1.826cm" svg:height="3.299cm" svg:x="1.009cm" svg:y="5.028cm" svg:viewBox="0 0 1827 3300" draw:points="1827,1827 589,3300 0,2652 0,0">
          <text:p/>
        </draw:polygon>
        <draw:custom-shape draw:style-name="gr16" draw:text-style-name="P2" draw:layer="layout" svg:width="1.649cm" svg:height="0.641cm" draw:transform="rotate (0.747175452778772) translate (6.553cm 6.386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7" draw:text-style-name="P2" draw:layer="layout" svg:width="0.872cm" svg:height="0.332cm" draw:transform="skewX (-0.00296705972839037) rotate (1.49871422868753) translate (6.685cm 6.242cm)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g>
          <draw:g>
            <draw:custom-shape draw:style-name="gr4" draw:text-style-name="P4" draw:layer="layout" svg:width="2.18cm" svg:height="4.038cm" svg:x="10.32cm" svg:y="6.6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34cm" svg:height="2.665cm" svg:x="10.643cm" svg:y="6.92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.615cm" svg:height="0.565cm" svg:x="10.643cm" svg:y="9.8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8" draw:text-style-name="P8" draw:layer="layout" svg:width="1.353cm" svg:height="1.353cm" svg:x="10.747cm" svg:y="7.4cm">
            <draw:image xlink:href="Pictures/100002010000003000000030126B7E3379DF6B3A.png" xlink:type="simple" xlink:show="embed" xlink:actuate="onLoad">
              <text:p/>
            </draw:image>
          </draw:frame>
        </draw:g>
        <draw:g>
          <draw:g>
            <draw:custom-shape draw:style-name="gr4" draw:text-style-name="P4" draw:layer="layout" svg:width="2.18cm" svg:height="4.038cm" svg:x="17.52cm" svg:y="2.96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34cm" svg:height="2.665cm" svg:x="17.843cm" svg:y="3.28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.615cm" svg:height="0.565cm" svg:x="17.843cm" svg:y="6.19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8" draw:text-style-name="P8" draw:layer="layout" svg:width="1.353cm" svg:height="1.353cm" svg:x="17.947cm" svg:y="3.947cm">
            <draw:image xlink:href="Pictures/100002010000003000000030719AE8AF78125F1D.png" xlink:type="simple" xlink:show="embed" xlink:actuate="onLoad">
              <text:p/>
            </draw:image>
          </draw:frame>
        </draw:g>
        <draw:frame draw:style-name="gr8" draw:text-style-name="P9" draw:layer="layout" svg:width="5.7cm" svg:height="1.773cm" svg:x="15.9cm" svg:y="1.2cm">
          <draw:text-box>
            <text:p text:style-name="P8"><text:span text:style-name="T1">SMS Annunciator App</text:span></text:p>
          </draw:text-box>
        </draw:frame>
        <draw:line draw:style-name="gr7" draw:text-style-name="P3" draw:layer="layout" svg:x1="17.5cm" svg:y1="5.8cm" svg:x2="12.4cm" svg:y2="9.7cm">
          <text:p/>
        </draw:line>
        <draw:frame draw:style-name="gr12" draw:text-style-name="P10" draw:layer="layout" svg:width="2.1cm" svg:height="1.35cm" draw:transform="rotate (0.719773783522462) translate (14.815cm 7.86cm)">
          <draw:text-box>
            <text:p><text:span text:style-name="T2">SMS</text:span></text:p>
          </draw:text-box>
        </draw:frame>
        <draw:g>
          <draw:g>
            <draw:custom-shape draw:style-name="gr4" draw:text-style-name="P4" draw:layer="layout" svg:width="2.18cm" svg:height="4.038cm" svg:x="25.5cm" svg:y="8.06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34cm" svg:height="2.665cm" svg:x="25.823cm" svg:y="8.38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.615cm" svg:height="0.565cm" svg:x="25.823cm" svg:y="11.29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8" draw:text-style-name="P8" draw:layer="layout" svg:width="1.353cm" svg:height="1.353cm" svg:x="25.927cm" svg:y="8.862cm">
            <draw:image xlink:href="Pictures/100002010000003000000030126B7E3379DF6B3A.png" xlink:type="simple" xlink:show="embed" xlink:actuate="onLoad">
              <text:p/>
            </draw:image>
          </draw:frame>
        </draw:g>
        <draw:frame draw:style-name="gr18" draw:text-style-name="P8" draw:layer="layout" svg:width="1.287cm" svg:height="1.287cm" svg:x="8.913cm" svg:y="9.6cm">
          <draw:image xlink:href="Pictures/100002010000020000000200B4FBE6B4EF653939.png" xlink:type="simple" xlink:show="embed" xlink:actuate="onLoad">
            <text:p/>
          </draw:image>
        </draw:frame>
        <draw:frame draw:style-name="gr18" draw:text-style-name="P8" draw:layer="layout" svg:width="1.287cm" svg:height="1.287cm" svg:x="16.113cm" svg:y="4.4cm">
          <draw:image xlink:href="Pictures/100002010000020000000200B4FBE6B4EF653939.png" xlink:type="simple" xlink:show="embed" xlink:actuate="onLoad">
            <text:p/>
          </draw:image>
        </draw:frame>
        <draw:frame draw:style-name="gr18" draw:text-style-name="P8" draw:layer="layout" svg:width="1.287cm" svg:height="1.287cm" svg:x="24.239cm" svg:y="9.782cm">
          <draw:image xlink:href="Pictures/100002010000020000000200B4FBE6B4EF65393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ura Jones</meta:initial-creator>
    <meta:creation-date>2015-02-01T09:35:02.697481041</meta:creation-date>
    <dc:date>2020-08-28T21:08:17.341865464</dc:date>
    <meta:editing-duration>PT1H9M47S</meta:editing-duration>
    <meta:editing-cycles>11</meta:editing-cycles>
    <meta:generator>LibreOffice/6.0.7.3$Linux_X86_64 LibreOffice_project/00m0$Build-3</meta:generator>
    <meta:document-statistic meta:object-count="48"/>
  </office:meta>
</office:document-meta>
</file>